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5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paragraph-properties fo:margin-left="0cm" fo:margin-right="0cm" fo:text-align="center" fo:text-indent="0cm"/>
      <style:text-properties fo:font-size="18pt" style:text-underline-style="solid" style:text-underline-width="auto" style:text-underline-color="font-color" style:font-size-asian="18pt" style:font-size-complex="18pt"/>
    </style:style>
    <style:style style:name="T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style:style style:name="T5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6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6.35cm" svg:height="1.27cm" svg:x="1.635cm" svg:y="4.175cm">
          <text:p text:style-name="P1"><text:span text:style-name="T1">InteractionSurface::</text:span></text:p>
          <text:p text:style-name="P1"><text:span text:style-name="T1">accumulate_thermal_sourc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" draw:layer="layout" svg:width="5.08cm" svg:height="2.54cm" svg:x="2.27cm" svg:y="6.275cm">
          <text:p text:style-name="P2"><text:span text:style-name="T2">For all thermal face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3" draw:layer="layout" svg:width="9.525cm" svg:height="1.075cm" svg:x="8.62cm" svg:y="8.62cm">
          <text:p text:style-name="P3"><text:span text:style-name="T3">Call</text:span></text:p>
          <text:p text:style-name="P3"><text:span text:style-name="T3">ThermalFacetRider::accumulate_thermal_sources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4.81cm" svg:y1="5.445cm" svg:x2="4.809cm" svg:y2="6.275cm" draw:start-shape="id1" draw:start-glue-point="2" draw:end-shape="id2" draw:end-glue-point="4" svg:d="m4810 5445v428h-1v402">
          <text:p/>
        </draw:connector>
        <draw:connector draw:style-name="gr4" draw:text-style-name="P2" draw:layer="layout" draw:line-skew="0.134cm 11.43cm" svg:x1="13.382cm" svg:y1="9.695cm" svg:x2="6.604cm" svg:y2="6.646cm" draw:start-shape="id3" draw:start-glue-point="2" draw:end-shape="id2" draw:end-glue-point="11" svg:d="m13382 9695v659h6020v-4580h-12798v872">
          <text:p/>
        </draw:connector>
        <draw:connector draw:style-name="gr4" draw:text-style-name="P2" draw:layer="layout" svg:x1="7.35cm" svg:y1="7.544cm" svg:x2="13.382cm" svg:y2="8.62cm" draw:start-shape="id2" draw:start-glue-point="10" draw:end-shape="id3" draw:end-glue-point="0" svg:d="m7350 7544h6032v1076">
          <text:p/>
        </draw:connector>
        <draw:custom-shape draw:style-name="gr2" draw:text-style-name="P4" draw:id="id4" draw:layer="layout" svg:width="1.905cm" svg:height="0.635cm" svg:x="3.874cm" svg:y="10.72cm">
          <text:p text:style-name="P2"><text:span text:style-name="T4">Return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4.809cm" svg:y1="8.815cm" svg:x2="4.826cm" svg:y2="10.72cm" draw:start-shape="id2" draw:start-glue-point="8" draw:end-shape="id4" svg:d="m4809 8815v952h17v953">
          <text:p/>
        </draw:connector>
        <draw:custom-shape draw:style-name="gr5" draw:text-style-name="P3" draw:layer="layout" svg:width="1.27cm" svg:height="0.635cm" svg:x="3.54cm" svg:y="9.218cm">
          <text:p text:style-name="P2"><text:span text:style-name="T3">i &gt; N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4cm" svg:height="0.635cm" svg:x="7.35cm" svg:y="6.91cm">
          <text:p text:style-name="P2"><text:span text:style-name="T3">i = 1 ...N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4.605cm" svg:height="1.67cm" svg:x="3.428cm" svg:y="1.759cm">
          <draw:text-box>
            <text:p text:style-name="P5"><text:span text:style-name="T5">Flowchart of Sequence Leading to </text:span></text:p>
            <text:p text:style-name="P6"><text:span text:style-name="T6">ThermalFacetRider::accumulate_thermal_sour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5.99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ary Turner</meta:initial-creator>
    <meta:creation-date>2009-07-16T19:52:21.20</meta:creation-date>
    <dc:date>2009-08-12T14:40:52.56</dc:date>
    <dc:creator>Gary Turner</dc:creator>
    <meta:editing-duration>PT03H03M01S</meta:editing-duration>
    <meta:editing-cycles>6</meta:editing-cycles>
    <meta:generator>OpenOffice.org/3.1$Win32 OpenOffice.org_project/310m11$Build-9399</meta:generator>
    <meta:document-statistic meta:object-count="11"/>
  </office:meta>
</office:document-meta>
</file>